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ask Decomposition</text:p>
      <text:p text:style-name="P2">Andrew Zurn</text:p>
      <text:list xml:id="list15106732751" text:style-name="L1">
        <text:list-item>
          <text:p text:style-name="P3">Meeting Minutes</text:p>
        </text:list-item>
        <text:list-item>
          <text:p text:style-name="P3">Ask Imad Qs on 9/17</text:p>
        </text:list-item>
        <text:list-item>
          <text:p text:style-name="P3">Help in updating the shared Google Drive</text:p>
        </text:list-item>
        <text:list-item>
          <text:p text:style-name="P3">Task decomposition</text:p>
        </text:list-item>
        <text:list-item>
          <text:p text:style-name="P3">Helped complete rough ER diagram</text:p>
        </text:list-item>
        <text:list-item>
          <text:p text:style-name="P3">Started the relational map</text:p>
        </text:list-item>
        <text:list-item>
          <text:p text:style-name="P3">Ask Imad Qs on 9/24</text:p>
        </text:list-item>
        <text:list-item>
          <text:p text:style-name="P3">Documented the Phase Problems</text:p>
        </text:list-item>
      </text:list>
      <text:p text:style-name="P2">Matt Scherber</text:p>
      <text:list xml:id="list1029515261" text:style-name="L2">
        <text:list-item>
          <text:p text:style-name="P4">Create initial diagrams for ER diagram and relational map</text:p>
        </text:list-item>
        <text:list-item>
          <text:p text:style-name="P4">Ask Imad Qs on 9/17</text:p>
        </text:list-item>
        <text:list-item>
          <text:p text:style-name="P4">Help in updating the shared Google Drive</text:p>
        </text:list-item>
        <text:list-item>
          <text:p text:style-name="P4">Finishing work on rough ER diagram</text:p>
        </text:list-item>
        <text:list-item>
          <text:p text:style-name="P4">Help in completing relational map</text:p>
        </text:list-item>
        <text:list-item>
          <text:p text:style-name="P4">Put together the final document</text:p>
        </text:list-item>
        <text:list-item>
          <text:p text:style-name="P4">Documented ER diagram justifications</text:p>
        </text:list-item>
        <text:list-item>
          <text:p text:style-name="P4">Documented the Relational Schema justifications</text:p>
        </text:list-item>
      </text:list>
      <text:p text:style-name="P2">Michael Schoenberg</text:p>
      <text:list xml:id="list1974473919" text:style-name="L3">
        <text:list-item>
          <text:p text:style-name="P5">Finishing work on ER diagram</text:p>
        </text:list-item>
        <text:list-item>
          <text:p text:style-name="P5">Help in completing relational map</text:p>
        </text:list-item>
        <text:list-item>
          <text:p text:style-name="P5">Ask Imad Qs on 9/24</text:p>
        </text:list-item>
        <text:list-item>
          <text:p text:style-name="P5">Helped in documenting the Relational Schema justifications</text:p>
        </text:list-item>
        <text:list-item>
          <text:p text:style-name="P5">Helped in documenting the ER justifications</text:p>
        </text:list-item>
      </text:list>
      <text:p text:style-name="P2">David Wee</text:p>
      <text:list xml:id="list1982537980" text:style-name="L4">
        <text:list-item>
          <text:p text:style-name="P6">Helped complete ER diagram</text:p>
        </text:list-item>
        <text:list-item>
          <text:p text:style-name="P6">Help in completing relational map</text:p>
        </text:list-item>
        <text:list-item>
          <text:p text:style-name="P6">Documented ER diagram justific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- Page 6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Zurn</meta:initial-creator>
    <meta:creation-date>2013-09-25T22:04:12</meta:creation-date>
    <dc:date>2013-09-25T22:21:00</dc:date>
    <dc:creator>Andrew Zurn</dc:creator>
    <meta:editing-duration>PT5M58S</meta:editing-duration>
    <meta:editing-cycles>5</meta:editing-cycles>
    <meta:generator>LibreOffice/3.4$Unix LibreOffice_project/340m1$Build-502</meta:generator>
    <meta:document-statistic meta:table-count="0" meta:image-count="0" meta:object-count="0" meta:page-count="1" meta:paragraph-count="30" meta:word-count="159" meta:character-count="874" meta:non-whitespace-character-count="769"/>
  </office:meta>
</office:document-meta>
</file>